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0.829027777777778cm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3" table:default-cell-style-name="ce2"/>
        <table:table-column table:style-name="co11" table:number-columns-repeated="16369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7T00:00:00" table:style-name="ce5">
            <text:p>1954/6/1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松浦卓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京須行男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6-18T00:00:00" table:style-name="ce5">
            <text:p>1954/6/18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大和久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2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板谷四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4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4-07-07T00:00:00" table:style-name="ce5">
            <text:p>1954/7/7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3組</text:p>
          </table:table-cell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花村元司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2-13T00:00:00" table:style-name="ce5">
            <text:p>1955/2/13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5-04-02T00:00:00" table:style-name="ce5">
            <text:p>1955/4/2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05T00:00:00" table:style-name="ce5">
            <text:p>1959/4/5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9-04-16T00:00:00" table:style-name="ce5">
            <text:p>1959/4/16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2-27T00:00:00" table:style-name="ce5">
            <text:p>1962/2/27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3-07T00:00:00" table:style-name="ce5">
            <text:p>1962/3/7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4-17T00:00:00" table:style-name="ce5">
            <text:p>1963/4/1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3-06-14T00:00:00" table:style-name="ce5">
            <text:p>1963/6/14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03-22T00:00:00" table:style-name="ce5">
            <text:p>1965/3/22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3-29T00:00:00" table:style-name="ce5">
            <text:p>1968/3/29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2-28T00:00:00" table:style-name="ce5">
            <text:p>1969/2/28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03T00:00:00" table:style-name="ce5">
            <text:p>1969/3/3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3-13T00:00:00" table:style-name="ce5">
            <text:p>1969/3/13</text:p>
          </table:table-cell>
          <table:table-cell office:value-type="string" table:style-name="ce2">
            <text:p>大友昇</text:p>
          </table:table-cell>
          <table:table-cell office:value-type="string" table:style-name="ce2">
            <text:p>加藤博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一次予選</text:p>
          </table:table-cell>
          <table:table-cell office:value-type="string" table:style-name="ce2">
            <text:p>08組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5-02T00:00:00" table:style-name="ce5">
            <text:p>1972/5/2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08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2-12T00:00:00" table:style-name="ce5">
            <text:p>1975/2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5-03-12T00:00:00" table:style-name="ce5">
            <text:p>1975/3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15T00:00:00" table:style-name="ce5">
            <text:p>1976/3/1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3-23T00:00:00" table:style-name="ce5">
            <text:p>1976/3/2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15T00:00:00" table:style-name="ce5">
            <text:p>1977/9/1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28T00:00:00" table:style-name="ce5">
            <text:p>1977/9/28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9-30T00:00:00" table:style-name="ce5">
            <text:p>1977/9/3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4T00:00:00" table:style-name="ce5">
            <text:p>1977/10/14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19T00:00:00" table:style-name="ce5">
            <text:p>1977/10/1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5T00:00:00" table:style-name="ce5">
            <text:p>1977/10/25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6T00:00:00" table:style-name="ce5">
            <text:p>1977/10/26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0-29T00:00:00" table:style-name="ce5">
            <text:p>1977/10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1T00:00:00" table:style-name="ce5">
            <text:p>1977/11/1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2T00:00:00" table:style-name="ce5">
            <text:p>1977/11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08T00:00:00" table:style-name="ce5">
            <text:p>1977/11/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1T00:00:00" table:style-name="ce5">
            <text:p>1977/11/11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2T00:00:00" table:style-name="ce5">
            <text:p>1977/11/12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18T00:00:00" table:style-name="ce5">
            <text:p>1977/11/18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5T00:00:00" table:style-name="ce5">
            <text:p>1977/11/25</text:p>
          </table:table-cell>
          <table:table-cell office:value-type="string" table:style-name="ce2">
            <text:p>淡路仁茂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8T00:00:00" table:style-name="ce5">
            <text:p>1977/11/28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1-29T00:00:00" table:style-name="ce5">
            <text:p>1977/11/29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12-02T00:00:00" table:style-name="ce5">
            <text:p>1977/12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2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23T00:00:00" table:style-name="ce5">
            <text:p>1984/10/2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10-30T00:00:00" table:style-name="ce5">
            <text:p>1984/10/30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4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0T00:00:00" table:style-name="ce5">
            <text:p>1987/11/10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13T00:00:00" table:style-name="ce5">
            <text:p>1987/11/13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5T00:00:00" table:style-name="ce5">
            <text:p>1987/11/25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11-27T00:00:00" table:style-name="ce5">
            <text:p>1987/11/27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3-22T00:00:00" table:style-name="ce5">
            <text:p>1988/3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塚田泰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8-04-22T00:00:00" table:style-name="ce5">
            <text:p>1988/4/22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3-24T00:00:00" table:style-name="ce5">
            <text:p>1989/3/24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05T00:00:00" table:style-name="ce5">
            <text:p>1989/5/5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5-31T00:00:00" table:style-name="ce5">
            <text:p>1989/5/31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戦</text:p>
          </table:table-cell>
          <table:table-cell office:value-type="string" table:style-name="ce2">
            <text:p>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1-25T00:00:00" table:style-name="ce5">
            <text:p>1998/11/25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48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0-30T00:00:00" table:style-name="ce5">
            <text:p>2001/10/30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1-11-01T00:00:00" table:style-name="ce5">
            <text:p>2001/11/1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1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2-09T00:00:00" table:style-name="ce5">
            <text:p>2002/12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52期</text:p>
          </table:table-cell>
          <table:table-cell office:value-type="string" table:style-name="ce2">
            <text:p>挑戦者決定リーグ戦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4-26T00:00:00" table:style-name="ce5">
            <text:p>2017/4/26</text:p>
          </table:table-cell>
          <table:table-cell office:value-type="string" table:style-name="ce2">
            <text:p>戸辺誠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1T00:00:00" table:style-name="ce5">
            <text:p>2017/5/1</text:p>
          </table:table-cell>
          <table:table-cell office:value-type="string" table:style-name="ce2">
            <text:p>遠山雄亮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2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4">
            <text:p>二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5組</text:p>
          </table:table-cell>
          <table:table-cell office:value-type="string" table:style-name="ce2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5-02T00:00:00" table:style-name="ce5">
            <text:p>2017/5/2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王将戦</text:p>
          </table:table-cell>
          <table:table-cell office:value-type="string" table:style-name="ce2">
            <text:p>第67期</text:p>
          </table:table-cell>
          <table:table-cell office:value-type="string" table:style-name="ce6">
            <text:p>一次予選</text:p>
          </table:table-cell>
          <table:table-cell office:value-type="string" table:style-name="ce2">
            <text:p>01組</text:p>
          </table:table-cell>
          <table:table-cell office:value-type="string" table:style-name="ce2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8">
            <text:p>1957/10/??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誤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4">
            <text:p>対局缺失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正</text:p>
          </table:table-cell>
          <table:table-cell office:value-type="string" table:style-name="ce5">
            <text:p>1986/??/??</text:p>
          </table:table-cell>
          <table:table-cell office:value-type="string" table:style-name="ce2">
            <text:p>木村義徳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予選</text:p>
          </table:table-cell>
          <table:table-cell table:style-name="ce2"/>
          <table:table-cell office:value-type="string" table:style-name="ce2">
            <text:p>02回戦</text:p>
          </table:table-cell>
          <table:table-cell office:value-type="string" table:style-name="ce6">
            <text:p>日付不明</text:p>
          </table:table-cell>
          <table:table-cell table:number-columns-repeated="16374"/>
        </table:table-row>
        <table:table-row table:number-rows-repeated="1048021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9T05:49:09Z</dc:date>
    <meta:user-defined meta:name="WorkbookGuid">dfd2ee33-1efe-4fa1-a778-61e8eb1776c8</meta:user-defined>
  </office:meta>
</office:document-meta>
</file>